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4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83cm" fo:min-width="2.5cm"/>
    </style:style>
    <style:style style:name="gr4" style:family="graphic" style:parent-style-name="objectwithoutfill">
      <style:graphic-properties svg:stroke-width="0.1cm" svg:stroke-color="#00cc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14.5cm"/>
    </style:style>
    <style:style style:name="gr6" style:family="graphic" style:parent-style-name="standard">
      <style:graphic-properties draw:fill-color="#00cc00" draw:textarea-horizontal-align="justify" draw:textarea-vertical-align="middle" draw:auto-grow-height="false" fo:min-height="6.387cm" fo:min-width="2.06cm"/>
    </style:style>
    <style:style style:name="gr7" style:family="graphic" style:parent-style-name="standard">
      <style:graphic-properties svg:stroke-color="#000000" draw:fill-color="#ffffff" draw:opacity="70%" draw:textarea-horizontal-align="justify" draw:textarea-vertical-align="middle" draw:auto-grow-height="false" fo:min-height="2.75cm" fo:min-width="14.5cm" draw:shadow-opacity="70%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ourier 10 Pitch" fo:font-size="10pt" style:font-size-asian="10pt" style:font-size-complex="10pt"/>
    </style:style>
    <style:style style:name="P3" style:family="paragraph">
      <loext:graphic-properties draw:fill-color="#ffffff"/>
      <style:paragraph-properties fo:text-align="center"/>
      <style:text-properties style:font-name="Courier 10 Pitch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00cc00"/>
      <style:paragraph-properties fo:text-align="center"/>
    </style:style>
    <style:style style:name="P7" style:family="paragraph">
      <loext:graphic-properties draw:fill-color="#ffffff" draw:opacity="70%"/>
      <style:paragraph-properties fo:text-align="center"/>
      <style:text-properties style:font-name="Courier 10 Pitch" fo:font-size="10pt" style:font-size-asian="10pt" style:font-size-complex="10pt"/>
    </style:style>
    <style:style style:name="T1" style:family="text"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ourier 10 Pitch" fo:font-size="10pt" style:font-size-asian="10pt" style:font-size-complex="10pt"/>
    </style:style>
    <style:style style:name="T3" style:family="text">
      <style:text-properties style:font-name="Liberation Sans1" fo:font-size="14pt" style:font-size-asian="14pt" style:font-size-complex="14pt"/>
    </style:style>
    <style:style style:name="T4" style:family="text">
      <style:text-properties style:font-name="Courier 10 Pitch"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Liberation Sans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cm" svg:height="4.4cm" svg:x="3cm" svg:y="10.6cm">
          <text:p text:style-name="P1"><text:span text:style-name="T1">Class ODTDocument</text:span></text:p>
          <text:p text:style-name="P1"><text:span text:style-name="T1">[File ODT/ODTDocument.php]</text:span></text:p>
          <text:p text:style-name="P1"><text:span text:style-name="T2"/></text:p>
          <text:p text:style-name="P1"><text:span text:style-name="T3">The class stores all the data (protected) and knows which tasks</text:span></text:p>
          <text:p text:style-name="P1"><text:span text:style-name="T3">need to be delegated to which class.</text:span></text:p>
          <text:p text:style-name="P1"><text:span text:style-name="T3">Common parameters to internal classes are passed using</text:span></text:p>
          <text:p text:style-name="P1"><text:span text:style-name="T3">an object of class ODTInternalParams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2cm" svg:x="1cm" svg:y="17cm">
          <text:p text:style-name="P1"><text:span text:style-name="T4">class</text:span></text:p>
          <text:p text:style-name="P1"><text:span text:style-name="T4">ODTFootno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2cm" svg:x="1cm" svg:y="20cm">
          <text:p text:style-name="P1"><text:span text:style-name="T4">class</text:span></text:p>
          <text:p text:style-name="P1"><text:span text:style-name="T4">ODTFr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2cm" svg:x="1cm" svg:y="23cm">
          <text:p text:style-name="P1"><text:span text:style-name="T4">class</text:span></text:p>
          <text:p text:style-name="P1"><text:span text:style-name="T4">ODTHeadi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.033cm" svg:x="3cm" svg:y="25.967cm">
          <text:p text:style-name="P1"><text:span text:style-name="T4">class</text:span></text:p>
          <text:p text:style-name="P1"><text:span text:style-name="T4">ODTUtilit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.033cm" svg:x="7cm" svg:y="26cm">
          <text:p text:style-name="P1"><text:span text:style-name="T4">class</text:span></text:p>
          <text:p text:style-name="P1"><text:span text:style-name="T4">ODTImag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.033cm" svg:x="15cm" svg:y="25.967cm">
          <text:p text:style-name="P1"><text:span text:style-name="T4">class</text:span></text:p>
          <text:p text:style-name="P1"><text:span text:style-name="T4">ODTInde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.033cm" svg:x="17cm" svg:y="23cm">
          <text:p text:style-name="P1"><text:span text:style-name="T4">class</text:span></text:p>
          <text:p text:style-name="P1"><text:span text:style-name="T4">ODT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.033cm" svg:x="17cm" svg:y="19.967cm">
          <text:p text:style-name="P1"><text:span text:style-name="T4">class</text:span></text:p>
          <text:p text:style-name="P1"><text:span text:style-name="T4">ODTParagrap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.033cm" svg:x="17cm" svg:y="17cm">
          <text:p text:style-name="P1"><text:span text:style-name="T4">class</text:span></text:p>
          <text:p text:style-name="P1"><text:span text:style-name="T4">ODTSpa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.033cm" svg:x="11cm" svg:y="25.967cm">
          <text:p text:style-name="P1"><text:span text:style-name="T4">class</text:span></text:p>
          <text:p text:style-name="P1"><text:span text:style-name="T4">ODTTable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cm" svg:y1="15cm" svg:x2="4cm" svg:y2="18.1cm">
          <text:p/>
        </draw:line>
        <draw:line draw:style-name="gr4" draw:text-style-name="P4" draw:layer="layout" svg:x1="7cm" svg:y1="15cm" svg:x2="4cm" svg:y2="21cm">
          <text:p/>
        </draw:line>
        <draw:line draw:style-name="gr4" draw:text-style-name="P4" draw:layer="layout" svg:x1="8cm" svg:y1="15cm" svg:x2="4cm" svg:y2="24cm">
          <text:p/>
        </draw:line>
        <draw:line draw:style-name="gr4" draw:text-style-name="P4" draw:layer="layout" svg:x1="9cm" svg:y1="15cm" svg:x2="5cm" svg:y2="26cm">
          <text:p/>
        </draw:line>
        <draw:line draw:style-name="gr4" draw:text-style-name="P4" draw:layer="layout" svg:x1="10cm" svg:y1="15cm" svg:x2="8.4cm" svg:y2="26cm">
          <text:p/>
        </draw:line>
        <draw:line draw:style-name="gr4" draw:text-style-name="P4" draw:layer="layout" svg:x1="11cm" svg:y1="15cm" svg:x2="12.5cm" svg:y2="26cm">
          <text:p/>
        </draw:line>
        <draw:line draw:style-name="gr4" draw:text-style-name="P4" draw:layer="layout" svg:x1="12cm" svg:y1="15cm" svg:x2="15.4cm" svg:y2="26cm">
          <text:p/>
        </draw:line>
        <draw:line draw:style-name="gr4" draw:text-style-name="P4" draw:layer="layout" svg:x1="13cm" svg:y1="15cm" svg:x2="17cm" svg:y2="24cm">
          <text:p/>
        </draw:line>
        <draw:line draw:style-name="gr4" draw:text-style-name="P4" draw:layer="layout" svg:x1="14cm" svg:y1="15cm" svg:x2="17cm" svg:y2="21cm">
          <text:p/>
        </draw:line>
        <draw:line draw:style-name="gr4" draw:text-style-name="P4" draw:layer="layout" svg:x1="15cm" svg:y1="15cm" svg:x2="17cm" svg:y2="18cm">
          <text:p/>
        </draw:line>
        <draw:custom-shape draw:style-name="gr5" draw:text-style-name="P5" draw:layer="layout" svg:width="15cm" svg:height="2.1cm" svg:x="3cm" svg:y="1cm">
          <text:p text:style-name="P1"><text:span text:style-name="T5">Function calls from DokuWiki parser or plugins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7.5cm" svg:x="7.9cm" svg:y="3.1cm">
          <text:p/>
          <draw:enhanced-geometry svg:viewBox="0 0 21600 21600" draw:text-areas="?f0 0 ?f2 ?f5" draw:type="down-arrow" draw:modifiers="16163.6959144975 5862.885192255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5cm" svg:height="3cm" svg:x="3cm" svg:y="5cm">
          <text:p text:style-name="P1"><text:span text:style-name="T1">Class renderer_plugin_odt_page</text:span></text:p>
          <text:p text:style-name="P1"><text:span text:style-name="T1">[File renderer/page.php]</text:span></text:p>
          <text:p text:style-name="P1"><text:span text:style-name="T6"/></text:p>
          <text:p text:style-name="P1"><text:span text:style-name="T3">The class is doing the DokuWiki specific Tasks (e.g. link handling)</text:span></text:p>
          <text:p text:style-name="P1"><text:span text:style-name="T3">and delegates all ODT functions to class ODTDocument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rs Paulsen</meta:initial-creator>
    <meta:creation-date>2016-06-18T18:29:04.228831977</meta:creation-date>
    <dc:date>2016-06-18T19:20:21.700060329</dc:date>
    <dc:creator>Lars Paulsen</dc:creator>
    <meta:editing-duration>PT4M13S</meta:editing-duration>
    <meta:editing-cycles>3</meta:editing-cycles>
    <meta:generator>LibreOffice/5.0.5.2$Linux_X86_64 LibreOffice_project/00m0$Build-2</meta:generator>
    <meta:document-statistic meta:object-count="24"/>
  </office:meta>
</office:document-meta>
</file>